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01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freePackage40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reePackage4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hotonegativeThreshold85</text:p>
          </table:table-cell>
          <table:table-cell table:style-name="ce11" table:number-columns-repeated="6"/>
          <table:table-cell table:style-name="ce3" office:value-type="string" calcext:value-type="string">
            <text:p>electromagnetShot67</text:p>
          </table:table-cell>
          <table:table-cell table:style-name="ce11" table:number-columns-repeated="6"/>
          <table:table-cell table:style-name="ce3" office:value-type="string" calcext:value-type="string">
            <text:p>neutrinoRotation64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oil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acid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bas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u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olar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lat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i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wind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environmen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-stream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uranium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r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o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an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nd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us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ill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ak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ligh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wood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oi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ountain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i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buck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etroleum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ud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atellite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id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id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ai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dib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nnel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r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oultry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nim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ai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kerosen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omputer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litr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agne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p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usic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nc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yr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ai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rai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oa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adio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lastic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rcury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ilicon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ire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ri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mp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ulle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heel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gravel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ilament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ight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tadium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noteboo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allet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enci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xid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lithium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plutonium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troge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ydroge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hakra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tat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latform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up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catho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ano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prob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nucleiMind42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eePackage40" style:display-name="PageStyle_freePackage4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9" meta:object-count="0"/>
    <meta:generator>LibreOfficeDev/6.0.5.2$Linux_X86_64 LibreOffice_project/</meta:generator>
  </office:meta>
</office:document-meta>
</file>